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émentation du protocole HTCPCP</text:p>
      <text:p text:style-name="Standard"/>
      <text:p text:style-name="P2">Installation du Arduino</text:p>
      <text:p text:style-name="Standard"/>
      <text:p text:style-name="Standard">Pour installer le code Arduino, il suffit de compiler le code via l'IDE Arduino et de le transférer à l'Arduino à l'aide de l'IDE. L'Arduino doit être en tout temps connecté lors de la communication avec le service HTCPCPD.</text:p>
      <text:p text:style-name="Standard"/>
      <text:p text:style-name="P2">Utilisation du serveur et du client</text:p>
      <text:p text:style-name="Standard"/>
      <text:p text:style-name="P1">Préalable</text:p>
      <text:p text:style-name="Standard"/>
      <text:p text:style-name="Standard">Le seul préalable pour le serveur HTCPCPD et le client est d'avoir installé l'interprétateur Python version 2.7.</text:p>
      <text:p text:style-name="Standard"/>
      <text:p text:style-name="P1">Installation</text:p>
      <text:p text:style-name="Standard"/>
      <text:p text:style-name="Standard">Pour l'installation du serveur et du client, vous devez vous rendre dans le répertoire htcpcpd en ligne de commande et de rentrer la commande suivante:</text:p>
      <text:p text:style-name="Standard"/>
      <text:p text:style-name="Standard"><text:tab/>python2 setup.py install</text:p>
      <text:p text:style-name="Standard"/>
      <text:p text:style-name="P1">Utilisation du serveur</text:p>
      <text:p text:style-name="Standard"/>
      <text:p text:style-name="Standard">Pour utiliser le serveur, il suffit de rentrer la commande suivante:</text:p>
      <text:p text:style-name="Standard"><text:tab/></text:p>
      <text:p text:style-name="Standard"><text:tab/>htcpcpd -c htcpcpd.ini</text:p>
      <text:p text:style-name="Standard"/>
      <text:p text:style-name="Standard">où « htcpcpd.ini » est le fichier de configuration.</text:p>
      <text:p text:style-name="Standard"/>
      <text:p text:style-name="Standard">Le port par défaut du fichier de configuration est 8000.</text:p>
      <text:p text:style-name="Standard"/>
      <text:p text:style-name="Standard">La ligne « pidfile » dans le fichier de configuration indique le fichier dans lequel le fichier du pid du service sera mis. Il peut être utile afin de tuer le processus pour arrêter le service.</text:p>
      <text:p text:style-name="Standard"/>
      <text:p text:style-name="Standard">La ligne « logfile » dans le fichier de configuration est utilisé pour mettre les logs du serveur HTCPCPD.</text:p>
      <text:p text:style-name="Standard"/>
      <text:p text:style-name="P1">Utilisation du client</text:p>
      <text:p text:style-name="Standard"/>
      <text:p text:style-name="Standard">Pour utiliser le client, il suffit de rentrer la commande suivante:</text:p>
      <text:p text:style-name="Standard"/>
      <text:p text:style-name="Standard"><text:tab/>htcpcp-client localhost 8000</text:p>
      <text:p text:style-name="Standard"/>
      <text:p text:style-name="Standard">où les deux arguments ne sont pas obligatoire. Le premier indique l'adresse du serveur HTCPCPD et le deuxième le port du serve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3T14:25:11</meta:creation-date>
    <meta:generator>LibreOffice/3.4$Unix LibreOffice_project/340m1$Build-502</meta:generator>
    <meta:document-statistic meta:table-count="0" meta:image-count="0" meta:object-count="0" meta:page-count="1" meta:paragraph-count="21" meta:word-count="229" meta:character-count="1390" meta:non-whitespace-character-count="1177"/>
    <dc:date>2012-02-13T14:49:07</dc:date>
    <meta:editing-duration>PT2M23S</meta:editing-duration>
    <meta:editing-cycles>1</meta:editing-cycles>
  </office:meta>
</office:document-meta>
</file>